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text-align="center" style:justify-single-word="false"/>
      <style:text-properties fo:color="#000000" fo:font-weight="bold" officeooo:rsid="0014ae5d" officeooo:paragraph-rsid="0014ae5d" style:font-weight-asian="bold" style:font-weight-complex="bold"/>
    </style:style>
    <style:style style:name="P4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c9211e"/>
    </style:style>
    <style:style style:name="T2" style:family="text">
      <style:text-properties fo:color="#c9211e"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RRO CORRIGIDO NO PYGAME</text:p>
      <text:p text:style-name="Text_20_body">É provável que a IDE que você está usando não use como diretório atual o diretório onde está o script, sendo assim, ao tentar abrir o arquivo sem especificar o caminho, como você está fazendo, ele não será encontrado. Tente rodar o seguinte script, para testar se este é o caso:</text:p>
      <text:p text:style-name="P1"><text:span text:style-name="Source_20_Text"><text:span text:style-name="T2">import os; print(os.getcwd()) # mostra o diretorio atual</text:span></text:span></text:p>
      <text:p text:style-name="Text_20_body">Se não mostrar o mesmo caminho onde está o script, então, está confirmado que este é o seu problema.</text:p>
      <text:p text:style-name="Text_20_body">Para consertar existem algumas formas:</text:p>
      <text:list xml:id="list3929488785" text:style-name="L1">
        <text:list-item>
          <text:p text:style-name="P4">colocar o caminho completo do arquivo <text:span text:style-name="Source_20_Text">.mp3</text:span> no seu código, para que o mesmo possa ser executado independente de qual é o diretório atual. </text:p>
        </text:list-item>
        <text:list-item>
          <text:p text:style-name="P2">Detectar o caminho do script e usá-lo (usando , por exemplo, <text:span text:style-name="Source_20_Text">os.path.join(os.path.dirname(__file__), 'ex021.mp3')</text:span> 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5T15:06:13.027793971</meta:creation-date>
    <dc:date>2020-04-25T15:09:30.981981942</dc:date>
    <meta:editing-duration>PT3M18S</meta:editing-duration>
    <meta:editing-cycles>1</meta:editing-cycles>
    <meta:document-statistic meta:table-count="0" meta:image-count="0" meta:object-count="0" meta:page-count="1" meta:paragraph-count="7" meta:word-count="126" meta:character-count="751" meta:non-whitespace-character-count="632"/>
    <meta:generator>LibreOffice/6.4.3.2$Linux_X86_64 LibreOffice_project/747b5d0ebf89f41c860ec2a39efd7cb15b54f2d8</meta:generator>
  </office:meta>
</office:document-meta>
</file>